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Monaco1" svg:font-family="Monaco"/>
    <style:font-face style:name="Lucida Grande" svg:font-family="'Lucida Grande'"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2a00ff" style:font-name="Arial" fo:font-size="10pt" style:text-underline-style="none" style:font-name-asian="Monaco" style:font-size-asian="10pt" style:font-name-complex="Monaco"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Arial" fo:font-size="10pt" style:text-underline-style="none" style:font-name-asian="Monaco" style:font-size-asian="10pt" style:font-name-complex="Monaco"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text-underline-style="none" fo:font-weight="bold" style:font-name-asian="Monaco" style:font-size-asian="10pt" style:font-weight-asian="bold" style:font-name-complex="Monaco" style:font-size-complex="10pt" style:font-weight-complex="bold"/>
    </style:style>
    <style:style style:name="P4" style:family="paragraph" style:parent-style-name="Standard">
      <style:paragraph-properties fo:margin-top="0.101cm" fo:margin-bottom="0.101cm" fo:line-height="150%"/>
      <style:text-properties fo:color="#000000" style:font-name="Arial" fo:font-size="10pt" style:text-underline-style="none" fo:font-weight="bold" style:font-name-asian="Monaco" style:font-size-asian="10pt" style:font-weight-asian="bold" style:font-name-complex="Monaco" style:font-size-complex="10pt" style:font-weight-complex="bold"/>
    </style:style>
    <style:style style:name="P5" style:family="paragraph" style:parent-style-name="Standard">
      <style:paragraph-properties fo:margin-top="0.101cm" fo:margin-bottom="0.101cm" fo:line-height="150%"/>
      <style:text-properties fo:color="#000000" style:font-name="Arial" fo:font-size="10pt" style:text-underline-style="none" fo:font-weight="bold" style:font-size-asian="10pt" style:font-weight-asian="bold" style:font-size-complex="10pt" style:font-weight-complex="bold"/>
    </style:style>
    <style:style style:name="P6" style:family="paragraph" style:parent-style-name="Standard">
      <style:paragraph-properties fo:margin-top="0.101cm" fo:margin-bottom="0.101cm" fo:line-height="150%"/>
      <style:text-properties fo:font-variant="normal" fo:text-transform="none" fo:color="#000000" style:font-name="Arial" fo:font-size="10pt" fo:letter-spacing="normal" fo:font-style="normal" style:text-underline-style="none" fo:font-weight="bold" style:font-name-asian="Monaco" style:font-size-asian="10pt" style:font-weight-asian="bold" style:font-name-complex="Monaco" style:font-size-complex="10pt" style:font-weight-complex="bold"/>
    </style:style>
    <style:style style:name="P7" style:family="paragraph" style:parent-style-name="Standard">
      <style:paragraph-properties fo:margin-top="0.101cm" fo:margin-bottom="0.101cm" fo:line-height="150%"/>
      <style:text-properties fo:font-variant="normal" fo:text-transform="none" fo:color="#000000" style:font-name="Arial" fo:font-size="10pt" fo:letter-spacing="normal" fo:font-style="normal" style:text-underline-style="none" fo:font-weight="normal" style:font-name-asian="Monaco" style:font-size-asian="10pt" style:font-weight-asian="normal" style:font-name-complex="Monaco" style:font-size-complex="10pt" style:font-weight-complex="normal"/>
    </style:style>
    <style:style style:name="P8" style:family="paragraph" style:parent-style-name="Standard">
      <style:paragraph-properties fo:margin-top="0.101cm" fo:margin-bottom="0.101cm" fo:line-height="150%"/>
      <style:text-properties fo:font-variant="normal" fo:text-transform="none" fo:color="#2a00ff" style:font-name="Arial" fo:font-size="10pt" fo:letter-spacing="normal" fo:font-style="normal" style:text-underline-style="none" fo:font-weight="normal" style:font-name-asian="Monaco" style:font-size-asian="10pt" style:font-weight-asian="normal" style:font-name-complex="Monaco" style:font-size-complex="10pt" style:font-weight-complex="normal"/>
    </style:style>
    <style:style style:name="P9" style:family="paragraph" style:parent-style-name="Standard">
      <style:paragraph-properties fo:margin-top="0.101cm" fo:margin-bottom="0.101cm" fo:line-height="150%"/>
      <style:text-properties style:font-name="Arial" fo:font-size="10pt" style:text-underline-style="none" style:font-size-asian="10pt" style:font-size-complex="10pt"/>
    </style:style>
    <style:style style:name="P10" style:family="paragraph" style:parent-style-name="Standard">
      <style:paragraph-properties fo:margin-top="0.101cm" fo:margin-bottom="0.101cm" fo:line-height="150%"/>
      <style:text-properties style:font-name="Arial" fo:font-size="10pt" style:text-underline-style="none" style:font-name-asian="Monaco" style:font-size-asian="10pt" style:font-name-complex="Monaco" style:font-size-complex="10pt"/>
    </style:style>
    <style:style style:name="P11" style:family="paragraph" style:parent-style-name="Standard">
      <style:paragraph-properties fo:margin-top="0.101cm" fo:margin-bottom="0.101cm" fo:line-height="150%"/>
      <style:text-properties fo:color="#006400" style:font-name="Arial" fo:font-size="10pt" style:text-underline-style="none" style:font-name-asian="Monaco" style:font-size-asian="10pt" style:font-name-complex="Monaco" style:font-size-complex="10pt"/>
    </style:style>
    <style:style style:name="P12" style:family="paragraph" style:parent-style-name="Standard">
      <style:paragraph-properties fo:margin-top="0.101cm" fo:margin-bottom="0.101cm" fo:line-height="150%"/>
      <style:text-properties fo:color="#2a00ff" style:font-name="Arial" fo:font-size="10pt" style:text-underline-style="none" style:font-name-asian="Monaco" style:font-size-asian="10pt" style:font-name-complex="Monaco" style:font-size-complex="10pt"/>
    </style:style>
    <style:style style:name="P13" style:family="paragraph" style:parent-style-name="Text_20_body">
      <style:text-properties fo:color="#000096" style:text-line-through-style="none" style:font-name="Arial" fo:font-size="10pt" style:text-underline-style="none" style:text-blinking="false" style:font-size-asian="10pt" style:font-size-complex="10pt"/>
    </style:style>
    <style:style style:name="P14" style:family="paragraph" style:parent-style-name="Text_20_body">
      <style:text-properties fo:color="#000096" style:font-name="Arial" fo:font-size="10pt" style:text-underline-style="none" style:font-size-asian="10pt" style:font-size-complex="10pt"/>
    </style:style>
    <style:style style:name="P15" style:family="paragraph" style:parent-style-name="Text_20_body">
      <style:text-properties fo:color="#000000" style:font-name="Arial" fo:font-size="10pt" style:text-underline-style="none" style:font-size-asian="10pt" style:font-size-complex="10pt"/>
    </style:style>
    <style:style style:name="P16" style:family="paragraph" style:parent-style-name="Text_20_body">
      <style:text-properties style:font-name="Arial" fo:font-size="10pt" style:text-underline-style="none" style:font-size-asian="10pt" style:font-size-complex="10pt"/>
    </style:style>
    <style:style style:name="P17" style:family="paragraph" style:parent-style-name="Text_20_body">
      <style:paragraph-properties fo:margin-left="0cm" fo:margin-right="0cm" fo:text-align="start" style:justify-single-word="false" fo:text-indent="0cm" style:auto-text-indent="false" style:text-autospace="none"/>
      <style:text-properties fo:color="#000000" style:font-name="Arial" fo:font-size="10pt" style:text-underline-style="none" fo:font-weight="bold" style:font-name-asian="Monaco" style:font-size-asian="10pt" style:font-weight-asian="bold" style:font-name-complex="Monaco" style:font-size-complex="10pt" style:font-weight-complex="bold"/>
    </style:style>
    <style:style style:name="P18" style:family="paragraph" style:parent-style-name="Text_20_body">
      <style:paragraph-properties fo:margin-left="0cm" fo:margin-right="0cm" fo:margin-top="0.101cm" fo:margin-bottom="0.101cm" fo:line-height="150%" fo:text-indent="0cm" style:auto-text-indent="false"/>
      <style:text-properties style:font-name="Arial" fo:font-size="10pt" style:text-underline-style="none" style:font-size-asian="10pt" style:font-size-complex="10pt"/>
    </style:style>
    <style:style style:name="P19" style:family="paragraph" style:parent-style-name="Text_20_body">
      <style:paragraph-properties fo:margin-top="0.101cm" fo:margin-bottom="0.101cm" fo:line-height="150%"/>
      <style:text-properties fo:font-variant="normal" fo:text-transform="none" fo:color="#000000" style:font-name="Arial" fo:font-size="10pt" fo:letter-spacing="normal" fo:font-style="normal" style:text-underline-style="none" fo:font-weight="normal" style:font-name-asian="Monaco" style:font-size-asian="10pt" style:font-weight-asian="normal" style:font-name-complex="Monaco" style:font-size-complex="10pt" style:font-weight-complex="normal"/>
    </style:style>
    <style:style style:name="P20" style:family="paragraph" style:parent-style-name="Text_20_body">
      <style:paragraph-properties fo:margin-top="0.101cm" fo:margin-bottom="0.101cm" fo:line-height="150%"/>
      <style:text-properties fo:font-variant="normal" fo:text-transform="none" fo:color="#2a00ff" style:font-name="Arial" fo:font-size="10pt" fo:letter-spacing="normal" fo:font-style="normal" style:text-underline-style="none" fo:font-weight="bold" style:font-name-asian="Monaco" style:font-size-asian="10pt" style:font-weight-asian="bold" style:font-name-complex="Monaco" style:font-size-complex="10pt" style:font-weight-complex="bold"/>
    </style:style>
    <style:style style:name="T1" style:family="text">
      <style:text-properties fo:color="#2a00ff"/>
    </style:style>
    <style:style style:name="T2" style:family="text">
      <style:text-properties fo:color="#2a00ff" style:text-underline-style="solid" style:text-underline-width="auto" style:text-underline-color="font-color"/>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color="#000000" style:text-underline-style="solid" style:text-underline-width="auto" style:text-underline-color="font-color"/>
    </style:style>
    <style:style style:name="T6" style:family="text">
      <style:text-properties fo:color="#0000ff"/>
    </style:style>
    <style:style style:name="T7" style:family="text">
      <style:text-properties fo:color="#0000ff" fo:font-weight="normal" style:font-weight-asian="normal" style:font-weight-complex="normal"/>
    </style:style>
    <style:style style:name="T8" style:family="text">
      <style:text-properties fo:color="#7f0055" fo:font-weight="bold" style:font-weight-asian="bold" style:font-weight-complex="bold"/>
    </style:style>
    <style:style style:name="T9" style:family="text">
      <style:text-properties fo:color="#7f0055" style:text-underline-style="solid" style:text-underline-width="auto" style:text-underline-color="font-color" fo:font-weight="bold" style:font-weight-asian="bold" style:font-weight-complex="bold"/>
    </style:style>
    <style:style style:name="T10" style:family="text">
      <style:text-properties fo:color="#000096"/>
    </style:style>
    <style:style style:name="T11" style:family="text">
      <style:text-properties fo:color="#000096" style:text-underline-style="solid" style:text-underline-width="auto" style:text-underline-color="font-color"/>
    </style:style>
    <style:style style:name="T12" style:family="text">
      <style:text-properties fo:color="#f5844c"/>
    </style:style>
    <style:style style:name="T13" style:family="text">
      <style:text-properties fo:color="#ff8040"/>
    </style:style>
    <style:style style:name="T14" style:family="text">
      <style:text-properties fo:color="#9933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ys für Übersetzer für Notifications Inkrement 3b</text:p>
      <text:p text:style-name="P5"/>
      <text:p text:style-name="P5">/OLAT-1011/src/main/java/org/olat/presentation/course/nodes/ms/</text:p>
      <text:p text:style-name="P19">passed.yourpassed=<text:span text:style-name="T1">Bestanden</text:span></text:p>
      <text:p text:style-name="P19"><text:span text:style-name="T1"/></text:p>
      <text:p text:style-name="P6">/OLAT-1011/src/main/java/org/olat/presentation/filebrowser/</text:p>
      <text:p text:style-name="P7">header.Status=<text:span text:style-name="T1">Gesperrt</text:span></text:p>
      <text:p text:style-name="P20"/>
      <text:p text:style-name="P5">/OLAT-1011/src/main/java/org/olat/presentation/course/assessment/</text:p>
      <text:p text:style-name="P8"><text:span text:style-name="T3">index.intro=</text:span>Sie<text:span text:style-name="T3"> </text:span>können<text:span text:style-name="T3"> </text:span>Ihre<text:span text:style-name="T3"> </text:span>Kursteilnehmer<text:span text:style-name="T3"> </text:span>bewerten.<text:span text:style-name="T3"> </text:span>Beachten<text:span text:style-name="T3"> </text:span>Sie,<text:span text:style-name="T3"> </text:span>dass<text:span text:style-name="T3"> </text:span>die<text:span text:style-name="T3"> </text:span>Kursteilnehmer<text:span text:style-name="T3"> </text:span>dazu<text:span text:style-name="T3"> </text:span>in<text:span text:style-name="T3"> </text:span>einer<text:span text:style-name="T3"> </text:span>Lerngruppe<text:span text:style-name="T3"> </text:span>eingetragen<text:span text:style-name="T3"> </text:span>sein<text:span text:style-name="T3"> </text:span>müssen.</text:p>
      <text:p text:style-name="P8"><text:span text:style-name="T3">chelp.assess1=</text:span>Mit<text:span text:style-name="T3"> </text:span>dem<text:span text:style-name="T3"> </text:span>Berwertungswerkzeug<text:span text:style-name="T3"> </text:span>können<text:span text:style-name="T3"> </text:span>Sie<text:span text:style-name="T3"> </text:span>Bausteine<text:span text:style-name="T3"> </text:span>des<text:span text:style-name="T3"> </text:span>Typs<text:span text:style-name="T3"> </text:span>&lt;b&gt;Test&lt;/b&gt;,<text:span text:style-name="T3"> </text:span>&lt;b&gt;Bewertung&lt;/b&gt;,<text:span text:style-name="T3"> </text:span>&lt;b&gt;Aufgabe&lt;/b&gt;<text:span text:style-name="T3"> </text:span>und<text:span text:style-name="T3"> </text:span>&lt;b&gt;Portfolioaufgabe&lt;/b&gt;<text:span text:style-name="T3"> </text:span>bewerten.<text:span text:style-name="T3"> </text:span>Bewertungen<text:span text:style-name="T3"> </text:span>können<text:span text:style-name="T3"> </text:span>Sie<text:span text:style-name="T3"> </text:span>nachträglich<text:span text:style-name="T3"> </text:span>ändern.</text:p>
      <text:p text:style-name="P8"><text:span text:style-name="T3">chelp.assess9=</text:span>Mit<text:span text:style-name="T3"> </text:span>der<text:span text:style-name="T3"> </text:span>Massenbewertung<text:span text:style-name="T3"> </text:span>k\u00F6nnen<text:span text:style-name="T3"> </text:span>Sie<text:span text:style-name="T3"> </text:span>mehrere<text:span text:style-name="T3"> </text:span>Kursteilnehmer<text:span text:style-name="T3"> </text:span>gleichzeitig<text:span text:style-name="T3"> </text:span>bewerten.<text:span text:style-name="T3"> </text:span></text:p>
      <text:p text:style-name="P8"><text:span text:style-name="T3">chelp.assess10=</text:span>Kursteilnehmer<text:span text:style-name="T3"> </text:span>werden<text:span text:style-name="T3"> </text:span>per<text:span text:style-name="T3"> </text:span>E-Mail<text:span text:style-name="T3"> </text:span>benachrichtigt,<text:span text:style-name="T3"> </text:span>wenn<text:span text:style-name="T3"> </text:span>sie<text:span text:style-name="T3"> </text:span>neue<text:span text:style-name="T3"> </text:span>Bewertungen<text:span text:style-name="T3"> </text:span>erhalten.</text:p>
      <text:p text:style-name="P8"/>
      <text:p text:style-name="P5">OLAT-1011/src/main/java/org/olat/presentation/course/editor/</text:p>
      <text:p text:style-name="P9"><text:span text:style-name="T4">pbl.confirm=</text:span><text:span text:style-name="T7">Klicken Sie auf "Fertigstellen", um </text:span><text:span text:style-name="T6">die folgenden Kursbausteine zu publizieren:</text:span></text:p>
      <text:p text:style-name="P9"><text:span text:style-name="T6"/></text:p>
      <text:p text:style-name="P5">/OLAT-1011/src/main/java/org/olat/presentation/security/authentication</text:p>
      <text:p text:style-name="P10"><text:span text:style-name="T3">login.button=</text:span><text:span text:style-name="T1">Anmelden</text:span><text:span text:style-name="T6"> <text:s text:c="2"/>(vorher Login)</text:span></text:p>
      <text:p text:style-name="P10"><text:span text:style-name="T3">menu.login=</text:span><text:span text:style-name="T1">Anmelden</text:span></text:p>
      <text:p text:style-name="P10"><text:span text:style-name="T3">wayf.submit=</text:span><text:span text:style-name="T1">Anmelden</text:span></text:p>
      <text:p text:style-name="P11"/>
      <text:p text:style-name="P4">/OLAT-1011/src/main/java/org/olat/presentation/security/authentication/shibboleth</text:p>
      <text:p text:style-name="P10"><text:span text:style-name="T3">smf.login=</text:span><text:span text:style-name="T1">Anmelden</text:span></text:p>
      <text:p text:style-name="P10"><text:span text:style-name="T3">wayf.submit=</text:span><text:span text:style-name="T1">Anmelden</text:span></text:p>
      <text:p text:style-name="P10"><text:span text:style-name="T1"/></text:p>
      <text:p text:style-name="P4">/OLAT-1011/src/main/java/org/olat/presentation/framework/layout/</text:p>
      <text:p text:style-name="P10"><text:span text:style-name="T3">topnav.logout=</text:span><text:span text:style-name="T1">Abmelden</text:span></text:p>
      <text:p text:style-name="P10"><text:span text:style-name="T3">topnav.login=</text:span><text:span text:style-name="T1">Anmelden</text:span></text:p>
      <text:p text:style-name="P10"><text:soft-page-break/><text:span text:style-name="T3">topnav.login.alt=</text:span><text:span text:style-name="T1">Melden</text:span><text:span text:style-name="T3"> </text:span><text:span text:style-name="T1">Sie</text:span><text:span text:style-name="T3"> </text:span><text:span text:style-name="T1">sich</text:span><text:span text:style-name="T3"> </text:span><text:span text:style-name="T1">an</text:span></text:p>
      <text:p text:style-name="P10"><text:span text:style-name="T3">topnav.logout.alt=</text:span><text:span text:style-name="T1">Melden</text:span><text:span text:style-name="T3"> </text:span><text:span text:style-name="T1">Sie</text:span><text:span text:style-name="T3"> </text:span><text:span text:style-name="T1">sich</text:span><text:span text:style-name="T3"> </text:span><text:span text:style-name="T1">ab</text:span></text:p>
      <text:p text:style-name="P11"/>
      <text:p text:style-name="P4">OLAT-1011/src/main/java/org/olat/presentation/framework/layout/fullWebApp/</text:p>
      <text:p text:style-name="P10"><text:span text:style-name="T3">header.topnav.logout=</text:span><text:span text:style-name="T1">Abmelden</text:span></text:p>
      <text:p text:style-name="P10"><text:span text:style-name="T3">header.topnav.login=</text:span><text:span text:style-name="T1">Anmelden</text:span></text:p>
      <text:p text:style-name="P10"><text:span text:style-name="T3">header.topnav.login.alt=</text:span><text:span text:style-name="T1">Melden</text:span><text:span text:style-name="T3"> </text:span><text:span text:style-name="T1">Sie</text:span><text:span text:style-name="T3"> </text:span><text:span text:style-name="T1">sich</text:span><text:span text:style-name="T3"> </text:span><text:span text:style-name="T1">an</text:span></text:p>
      <text:p text:style-name="P10"><text:span text:style-name="T3">header.topnav.logout.alt=</text:span><text:span text:style-name="T1">Melden</text:span><text:span text:style-name="T3"> </text:span><text:span text:style-name="T1">Sie</text:span><text:span text:style-name="T3"> </text:span><text:span text:style-name="T1">sich</text:span><text:span text:style-name="T3"> </text:span><text:span text:style-name="T1">ab</text:span></text:p>
      <text:p text:style-name="P12"/>
      <text:p text:style-name="P4">/OLAT-1011/src/main/java/org/olat/lms/core/notification/impl/</text:p>
      <text:p text:style-name="P4">Je nachdem welche Version gewählt wird .a dann wegnehmen</text:p>
      <text:p text:style-name="P10"><text:span text:style-name="T3">mail.body.confirmation.assessment.assessment.a=</text:span><text:span text:style-name="T1">Sie</text:span><text:span text:style-name="T3"> </text:span><text:span text:style-name="T1">haben</text:span><text:span text:style-name="T3"> </text:span><text:span text:style-name="T1">eine</text:span><text:span text:style-name="T3"> </text:span><text:span text:style-name="T1">Bewertung</text:span><text:span text:style-name="T3"> </text:span><text:span text:style-name="T1">im</text:span><text:span text:style-name="T3"> </text:span><text:span text:style-name="T1">Kursbaustein</text:span><text:span text:style-name="T3"> </text:span><text:span text:style-name="T8">{0}</text:span><text:span text:style-name="T3"> </text:span><text:span text:style-name="T1">im</text:span><text:span text:style-name="T3"> </text:span><text:span text:style-name="T1">Kurs</text:span><text:span text:style-name="T3"> </text:span><text:span text:style-name="T8">{1}</text:span><text:span text:style-name="T3"> </text:span><text:span text:style-name="T1">erhalten.</text:span></text:p>
      <text:p text:style-name="P2"><text:span text:style-name="T3">mail.body.confirmation.assessment.portfolio.a=</text:span><text:span text:style-name="T1">Sie</text:span><text:span text:style-name="T3"> </text:span><text:span text:style-name="T1">haben</text:span><text:span text:style-name="T3"> </text:span><text:span text:style-name="T1">eine</text:span><text:span text:style-name="T3"> </text:span><text:span text:style-name="T1">Bewertung</text:span><text:span text:style-name="T3"> </text:span><text:span text:style-name="T1">im</text:span><text:span text:style-name="T3"> </text:span><text:span text:style-name="T1">Kursbaustein</text:span><text:span text:style-name="T3"> </text:span><text:span text:style-name="T8">{0}</text:span><text:span text:style-name="T3"> </text:span><text:span text:style-name="T1">im</text:span><text:span text:style-name="T3"> </text:span><text:span text:style-name="T1">Kurs</text:span><text:span text:style-name="T3"> </text:span><text:span text:style-name="T8">{1}</text:span><text:span text:style-name="T3"> </text:span><text:span text:style-name="T1">erhalten.</text:span></text:p>
      <text:p text:style-name="P2"><text:span text:style-name="T3">mail.body.confirmation.assessment.task.a=</text:span><text:span text:style-name="T1">Sie</text:span><text:span text:style-name="T3"> </text:span><text:span text:style-name="T1">haben</text:span><text:span text:style-name="T3"> </text:span><text:span text:style-name="T1">eine</text:span><text:span text:style-name="T3"> </text:span><text:span text:style-name="T1">Bewertung</text:span><text:span text:style-name="T3"> </text:span><text:span text:style-name="T1">im</text:span><text:span text:style-name="T3"> </text:span><text:span text:style-name="T1">Kursbaustein</text:span><text:span text:style-name="T3"> </text:span><text:span text:style-name="T8">{0}</text:span><text:span text:style-name="T3"> </text:span><text:span text:style-name="T1">im</text:span><text:span text:style-name="T3"> </text:span><text:span text:style-name="T1">Kurs</text:span><text:span text:style-name="T3"> </text:span><text:span text:style-name="T8">{1}</text:span><text:span text:style-name="T3"> </text:span><text:span text:style-name="T1">erhalten.</text:span></text:p>
      <text:p text:style-name="P2"><text:span text:style-name="T3">mail.body.confirmation.assessment.test.a=</text:span><text:span text:style-name="T1">Sie</text:span><text:span text:style-name="T3"> </text:span><text:span text:style-name="T1">haben</text:span><text:span text:style-name="T3"> </text:span><text:span text:style-name="T1">eine</text:span><text:span text:style-name="T3"> </text:span><text:span text:style-name="T1">Bewertung</text:span><text:span text:style-name="T3"> </text:span><text:span text:style-name="T1">im</text:span><text:span text:style-name="T3"> </text:span><text:span text:style-name="T1">Kursbaustein</text:span><text:span text:style-name="T3"> </text:span><text:span text:style-name="T8">{0}</text:span><text:span text:style-name="T3"> </text:span><text:span text:style-name="T1">im</text:span><text:span text:style-name="T3"> </text:span><text:span text:style-name="T1">Kurs</text:span><text:span text:style-name="T3"> </text:span><text:span text:style-name="T8">{1}</text:span><text:span text:style-name="T3"> </text:span><text:span text:style-name="T1">erhalten.</text:span></text:p>
      <text:p text:style-name="P2"/>
      <text:p text:style-name="P2"><text:span text:style-name="T3">mail.body.confirmation.assessment.assessment=</text:span><text:span text:style-name="T1">Sie</text:span><text:span text:style-name="T3"> </text:span><text:span text:style-name="T1">haben</text:span><text:span text:style-name="T3"> </text:span><text:span text:style-name="T1">eine</text:span><text:span text:style-name="T3"> </text:span><text:span text:style-name="T1">Bewertung</text:span><text:span text:style-name="T3"> </text:span><text:span text:style-name="T8">{0}</text:span><text:span text:style-name="T3"> </text:span><text:span text:style-name="T1">im</text:span><text:span text:style-name="T3"> </text:span><text:span text:style-name="T1">Kurs</text:span><text:span text:style-name="T3"> </text:span><text:span text:style-name="T8">{1}</text:span><text:span text:style-name="T3"> </text:span><text:span text:style-name="T1">erhalten.</text:span></text:p>
      <text:p text:style-name="P2"><text:span text:style-name="T3">mail.body.confirmation.assessment.portfolio=</text:span><text:span text:style-name="T1">Sie</text:span><text:span text:style-name="T3"> </text:span><text:span text:style-name="T1">haben</text:span><text:span text:style-name="T3"> </text:span><text:span text:style-name="T1">eine</text:span><text:span text:style-name="T3"> </text:span><text:span text:style-name="T1">Bewertung</text:span><text:span text:style-name="T3"> </text:span><text:span text:style-name="T1">für</text:span><text:span text:style-name="T3"> </text:span><text:span text:style-name="T1">Ihre</text:span><text:span text:style-name="T3"> </text:span><text:span text:style-name="T1">Portfolioaufgabe</text:span><text:span text:style-name="T3"> </text:span><text:span text:style-name="T8">{0}</text:span><text:span text:style-name="T3"> </text:span><text:span text:style-name="T1">im</text:span><text:span text:style-name="T3"> </text:span><text:span text:style-name="T1">Kurs</text:span><text:span text:style-name="T3"> </text:span><text:span text:style-name="T8">{1}</text:span><text:span text:style-name="T3"> </text:span><text:span text:style-name="T1">erhalten.</text:span></text:p>
      <text:p text:style-name="P2"><text:span text:style-name="T3">mail.body.confirmation.assessment.task=</text:span><text:span text:style-name="T1">Sie</text:span><text:span text:style-name="T3"> </text:span><text:span text:style-name="T1">haben</text:span><text:span text:style-name="T3"> </text:span><text:span text:style-name="T1">eine</text:span><text:span text:style-name="T3"> </text:span><text:span text:style-name="T1">Bewertung</text:span><text:span text:style-name="T3"> </text:span><text:span text:style-name="T1">für</text:span><text:span text:style-name="T3"> </text:span><text:span text:style-name="T1">Ihre</text:span><text:span text:style-name="T3"> </text:span><text:span text:style-name="T1">Aufgabe</text:span><text:span text:style-name="T3"> </text:span><text:span text:style-name="T8">{0}</text:span><text:span text:style-name="T3"> </text:span><text:span text:style-name="T1">im</text:span><text:span text:style-name="T3"> </text:span><text:span text:style-name="T1">Kurs</text:span><text:span text:style-name="T3"> </text:span><text:span text:style-name="T8">{1}</text:span><text:span text:style-name="T3"> </text:span><text:span text:style-name="T1">erhalten.</text:span></text:p>
      <text:p text:style-name="P2"><text:span text:style-name="T3">mail.body.confirmation.assessment.test=</text:span><text:span text:style-name="T1">Sie</text:span><text:span text:style-name="T3"> </text:span><text:span text:style-name="T1">haben</text:span><text:span text:style-name="T3"> </text:span><text:span text:style-name="T1">eine</text:span><text:span text:style-name="T3"> </text:span><text:span text:style-name="T1">Bewertung</text:span><text:span text:style-name="T3"> </text:span><text:span text:style-name="T1">für</text:span><text:span text:style-name="T3"> </text:span><text:span text:style-name="T1">Ihren</text:span><text:span text:style-name="T3"> </text:span><text:span text:style-name="T1">Test</text:span><text:span text:style-name="T3"> </text:span><text:span text:style-name="T8">{0}</text:span><text:span text:style-name="T3"> </text:span><text:span text:style-name="T1">im</text:span><text:span text:style-name="T3"> </text:span><text:span text:style-name="T1">Kurs</text:span><text:span text:style-name="T3"> </text:span><text:span text:style-name="T8">{1}</text:span><text:span text:style-name="T3"> </text:span><text:span text:style-name="T1">erhalten.</text:span></text:p>
      <text:p text:style-name="P1"/>
      <text:p text:style-name="P1"/>
      <text:p text:style-name="P1"/>
      <text:p text:style-name="P3">/OLAT-1011/src/main/java/org/olat/presentation/course/assessment/</text:p>
      <text:p text:style-name="P1"/>
      <text:p text:style-name="P2"><text:span text:style-name="T3">wizard.step0.intro1=</text:span><text:span text:style-name="T1">Sie</text:span><text:span text:style-name="T3"> </text:span><text:span text:style-name="T1">können</text:span><text:span text:style-name="T3"> </text:span><text:span text:style-name="T1">mehrere</text:span><text:span text:style-name="T3"> </text:span><text:span text:style-name="T1">Benutzer</text:span><text:span text:style-name="T3"> </text:span><text:span text:style-name="T1">auf</text:span><text:span text:style-name="T3"> </text:span><text:span text:style-name="T1">einmal</text:span><text:span text:style-name="T3"> </text:span><text:span text:style-name="T1">bewerten.</text:span><text:span text:style-name="T3"> </text:span><text:span text:style-name="T1">Sie</text:span><text:span text:style-name="T3"> </text:span><text:span text:style-name="T1">ben\u00F6tigen</text:span><text:span text:style-name="T3"> </text:span><text:span text:style-name="T1">dazu</text:span><text:span text:style-name="T3"> </text:span><text:span text:style-name="T1">eine</text:span><text:span text:style-name="T3"> </text:span><text:span text:style-name="T1">Liste</text:span><text:span text:style-name="T3"> </text:span><text:span text:style-name="T1">mit</text:span><text:span text:style-name="T3"> </text:span><text:span text:style-name="T1">Benutzernamen</text:span><text:span text:style-name="T3"> </text:span><text:span text:style-name="T1">oder</text:span><text:span text:style-name="T3"> </text:span><text:span text:style-name="T1">E-Mail</text:span><text:span text:style-name="T3"> </text:span><text:span text:style-name="T1">Adresse</text:span><text:span text:style-name="T3"> </text:span><text:span text:style-name="T1">der</text:span><text:span text:style-name="T3"> </text:span><text:span text:style-name="T1">Teilnehmer</text:span><text:span text:style-name="T3"> </text:span><text:span text:style-name="T1">und</text:span><text:span text:style-name="T3"> </text:span><text:span text:style-name="T1">den</text:span><text:span text:style-name="T3"> </text:span><text:span text:style-name="T1">Bewertungen.Die</text:span><text:span text:style-name="T3"> </text:span><text:span text:style-name="T1">Werte</text:span><text:span text:style-name="T3"> </text:span><text:span text:style-name="T1">können</text:span><text:span text:style-name="T3"> </text:span><text:span text:style-name="T1">mit</text:span><text:span text:style-name="T3"> </text:span><text:span text:style-name="T1">Kommata</text:span><text:span text:style-name="T3"> </text:span><text:span text:style-name="T1">oder</text:span><text:span text:style-name="T3"> </text:span><text:span text:style-name="T1">Tabulatoren</text:span><text:span text:style-name="T3"> </text:span><text:span text:style-name="T1">getrennt</text:span><text:span text:style-name="T3"> </text:span><text:span text:style-name="T1">sein.</text:span></text:p>
      <text:p text:style-name="P1"/>
      <text:p text:style-name="P2"><text:span text:style-name="T3">wizard.step0.intro2=</text:span><text:span text:style-name="T1">Ein</text:span><text:span text:style-name="T3"> </text:span><text:span text:style-name="T1">Wert</text:span><text:span text:style-name="T3"> </text:span><text:span text:style-name="T1">einer</text:span><text:span text:style-name="T3"> </text:span><text:span text:style-name="T1">Zeile</text:span><text:span text:style-name="T3"> </text:span><text:span text:style-name="T1">ist</text:span><text:span text:style-name="T3"> </text:span><text:span text:style-name="T1">der</text:span><text:span text:style-name="T3"> </text:span><text:span text:style-name="T1">OLAT-Benutzername</text:span><text:span text:style-name="T3"> </text:span><text:span text:style-name="T1">oder</text:span><text:span text:style-name="T3"> </text:span><text:span text:style-name="T1">die</text:span><text:span text:style-name="T3"> </text:span><text:span text:style-name="T1">E-Mail-Adresse</text:span><text:span text:style-name="T3"> </text:span><text:span text:style-name="T1">des</text:span><text:span text:style-name="T3"> </text:span><text:span text:style-name="T1">Benutzers.</text:span><text:span text:style-name="T3"> </text:span><text:span text:style-name="T1">Der</text:span><text:span text:style-name="T3"> </text:span><text:span text:style-name="T1">andere</text:span><text:span text:style-name="T3"> </text:span><text:span text:style-name="T1">Wert</text:span><text:span text:style-name="T3"> </text:span><text:span text:style-name="T1">ist</text:span><text:span text:style-name="T3"> </text:span><text:span text:style-name="T1">die</text:span><text:span text:style-name="T3"> </text:span><text:span text:style-name="T1">Bewertung.</text:span><text:span text:style-name="T3"> </text:span></text:p>
      <text:p text:style-name="P1"/>
      <text:p text:style-name="P2"><text:span text:style-name="T3">wizard.step0.1=</text:span><text:span text:style-name="T1">Erstellen</text:span><text:span text:style-name="T3"> </text:span><text:span text:style-name="T1">Sie</text:span><text:span text:style-name="T3"> </text:span><text:span text:style-name="T1">eine</text:span><text:span text:style-name="T3"> </text:span><text:span text:style-name="T1">Liste</text:span><text:span text:style-name="T3"> </text:span><text:span text:style-name="T1">(z.B.</text:span><text:span text:style-name="T3"> </text:span><text:span text:style-name="T1">Excel).</text:span></text:p>
      <text:p text:style-name="P2"><text:span text:style-name="T3">wizard.step0.2=</text:span><text:span text:style-name="T1">Ein</text:span><text:span text:style-name="T3"> </text:span><text:span text:style-name="T1">Wert</text:span><text:span text:style-name="T3"> </text:span><text:span text:style-name="T1">der</text:span><text:span text:style-name="T3"> </text:span><text:span text:style-name="T1">Zeile</text:span><text:span text:style-name="T3"> </text:span><text:span text:style-name="T1">muss</text:span><text:span text:style-name="T3"> </text:span><text:span text:style-name="T1">der</text:span><text:span text:style-name="T3"> </text:span><text:span text:style-name="T1">Benutzername</text:span><text:span text:style-name="T3"> </text:span><text:span text:style-name="T1">oder</text:span><text:span text:style-name="T3"> </text:span><text:span text:style-name="T1">die</text:span><text:span text:style-name="T3"> </text:span><text:span text:style-name="T1">E-Mail-Adresse</text:span><text:span text:style-name="T3"> </text:span><text:span text:style-name="T1">des</text:span><text:span text:style-name="T3"> </text:span><text:span text:style-name="T1">Benutzers</text:span><text:span text:style-name="T3"> </text:span><text:span text:style-name="T1">sein.</text:span></text:p>
      <text:p text:style-name="P2"><text:span text:style-name="T3">wizard.step0.3=</text:span><text:span text:style-name="T1">Ein</text:span><text:span text:style-name="T3"> </text:span><text:span text:style-name="T1">weiterer</text:span><text:span text:style-name="T3"> </text:span><text:span text:style-name="T1">Wert</text:span><text:span text:style-name="T3"> </text:span><text:span text:style-name="T1">der</text:span><text:span text:style-name="T3"> </text:span><text:span text:style-name="T1">Zeile</text:span><text:span text:style-name="T3"> </text:span><text:span text:style-name="T1">ist</text:span><text:span text:style-name="T3"> </text:span><text:span text:style-name="T1">die</text:span><text:span text:style-name="T3"> </text:span><text:span text:style-name="T1">Bewertung.</text:span><text:span text:style-name="T3"> </text:span><text:span text:style-name="T1">Hier</text:span><text:span text:style-name="T3"> </text:span><text:span text:style-name="T1">geben</text:span><text:span text:style-name="T3"> </text:span><text:span text:style-name="T1">Sie</text:span><text:span text:style-name="T3"> </text:span><text:span text:style-name="T1">eine</text:span><text:span text:style-name="T3"> </text:span><text:span text:style-name="T1">Punktzahl,</text:span><text:span text:style-name="T3"> </text:span><text:span text:style-name="T1">einen</text:span><text:span text:style-name="T3"> </text:span><text:span text:style-name="T1">Kommentar</text:span><text:span text:style-name="T3"> </text:span><text:span text:style-name="T1">oder</text:span><text:span text:style-name="T3"> </text:span><text:span text:style-name="T1">ein</text:span><text:span text:style-name="T3"> </text:span><text:span text:style-name="T1">"y"</text:span><text:span text:style-name="T3"> </text:span><text:span text:style-name="T1">für</text:span><text:span text:style-name="T3"> </text:span><text:span text:style-name="T1">"bestanden"</text:span><text:span text:style-name="T3"> </text:span><text:span text:style-name="T1">oder</text:span><text:span text:style-name="T3"> </text:span><text:span text:style-name="T1">ein</text:span><text:span text:style-name="T3"> </text:span><text:span text:style-name="T1">"n"</text:span><text:span text:style-name="T3"> </text:span><text:span text:style-name="T1">für</text:span><text:span text:style-name="T3"> </text:span><text:span text:style-name="T1">"nicht</text:span><text:span text:style-name="T3"> </text:span><text:span text:style-name="T1">bestanden"</text:span><text:span text:style-name="T3"> </text:span><text:span text:style-name="T1">ein.</text:span></text:p>
      <text:p text:style-name="P2"><text:span text:style-name="T3">wizard.step0.4=</text:span><text:span text:style-name="T1">Die</text:span><text:span text:style-name="T3"> </text:span><text:span text:style-name="T1">Werte</text:span><text:span text:style-name="T3"> </text:span><text:span text:style-name="T1">können</text:span><text:span text:style-name="T3"> </text:span><text:span text:style-name="T1">entweder</text:span><text:span text:style-name="T3"> </text:span><text:span text:style-name="T1">mit</text:span><text:span text:style-name="T3"> </text:span><text:span text:style-name="T1">Kommata</text:span><text:span text:style-name="T3"> </text:span><text:span text:style-name="T1">oder</text:span><text:span text:style-name="T3"> </text:span><text:span text:style-name="T1">mit</text:span><text:span text:style-name="T3"> </text:span><text:span text:style-name="T1">Tabulatoren</text:span><text:span text:style-name="T3"> </text:span><text:span text:style-name="T1">voneinander</text:span><text:span text:style-name="T3"> </text:span><text:span text:style-name="T1">getrennt</text:span><text:span text:style-name="T3"> </text:span><text:span text:style-name="T1">sein.</text:span><text:span text:style-name="T3"> </text:span><text:span text:style-name="T1">Wichtig</text:span><text:span text:style-name="T3"> </text:span><text:span text:style-name="T1">ist,</text:span><text:span text:style-name="T3"> </text:span><text:span text:style-name="T1">dass</text:span><text:span text:style-name="T3"> </text:span><text:span text:style-name="T1">nach</text:span><text:span text:style-name="T3"> </text:span><text:span text:style-name="T1">dem</text:span><text:span text:style-name="T3"> </text:span><text:span text:style-name="T1">Komma</text:span><text:span text:style-name="T3"> </text:span><text:span text:style-name="T1">kein</text:span><text:span text:style-name="T3"> </text:span><text:span text:style-name="T1">Leerschlag</text:span><text:span text:style-name="T3"> </text:span><text:span text:style-name="T1">gemacht</text:span><text:span text:style-name="T3"> </text:span><text:span text:style-name="T1">wird.</text:span></text:p>
      <text:p text:style-name="P2"><text:span text:style-name="T3">wizard.step0.5=</text:span><text:span text:style-name="T1">Beachten</text:span><text:span text:style-name="T3"> </text:span><text:span text:style-name="T1">Sie,</text:span><text:span text:style-name="T3"> </text:span><text:span text:style-name="T1">dass</text:span><text:span text:style-name="T3"> </text:span><text:span text:style-name="T1">Sie</text:span><text:span text:style-name="T3"> </text:span><text:span text:style-name="T1">nur</text:span><text:span text:style-name="T3"> </text:span><text:span text:style-name="T1">Kursbausteine</text:span><text:span text:style-name="T3"> </text:span><text:span text:style-name="T1">sehen,</text:span><text:span text:style-name="T3"> </text:span><text:span text:style-name="T1">deren</text:span><text:span text:style-name="T3"> </text:span><text:span text:style-name="T1">Konfiguration</text:span><text:span text:style-name="T3"> </text:span><text:span text:style-name="T1">mit</text:span><text:span text:style-name="T3"> </text:span><text:span text:style-name="T1">der</text:span><text:span text:style-name="T3"> </text:span><text:span text:style-name="T1">Bewertungsart</text:span><text:span text:style-name="T3"> </text:span><text:span text:style-name="T1">zusammen</text:span><text:span text:style-name="T3"> </text:span><text:span text:style-name="T1">Sinn</text:span><text:span text:style-name="T3"> </text:span><text:span text:style-name="T1">macht.</text:span></text:p>
      <text:p text:style-name="P1"/>
      <text:p text:style-name="P1"/>
      <text:p text:style-name="P1"/>
      <text:p text:style-name="P1"/>
      <text:p text:style-name="P1"/>
      <text:p text:style-name="P3"><text:soft-page-break/>/OLAT-1011/src/main/java/org/olat/lms/core/notification/impl</text:p>
      <text:p text:style-name="P1"><text:span text:style-name="T3">mail.body.confirmation.move.topic.candidate=</text:span><text:span text:style-name="T8">{0}</text:span><text:span text:style-name="T3"> </text:span>hat<text:span text:style-name="T3"> </text:span>am<text:span text:style-name="T3"> </text:span><text:span text:style-name="T8">{1}</text:span><text:span text:style-name="T3"> </text:span>um<text:span text:style-name="T3"> </text:span><text:span text:style-name="T8">{2}</text:span><text:span text:style-name="T3"> </text:span>Uhr<text:span text:style-name="T3"> </text:span>Ihre<text:span text:style-name="T3"> </text:span>Anmeldung<text:span text:style-name="T3"> </text:span>für<text:span text:style-name="T3"> </text:span>das<text:span text:style-name="T3"> </text:span>Thema<text:span text:style-name="T3"> </text:span><text:span text:style-name="T8">{3}</text:span><text:span text:style-name="T3"> </text:span>in<text:span text:style-name="T3"> </text:span>der<text:span text:style-name="T3"> </text:span>Themenvergabe<text:span text:style-name="T3"> </text:span><text:span text:style-name="T8">{4}</text:span><text:span text:style-name="T3"> </text:span>im<text:span text:style-name="T3"> </text:span>Kurs<text:span text:style-name="T3"> </text:span><text:span text:style-name="T8">{5}</text:span><text:span text:style-name="T3"> </text:span>akzeptiert.</text:p>
      <text:p text:style-name="P1"/>
      <text:p text:style-name="P1">OLAT-1011/src/main/java/org/olat/presentation/portfolio/structel/_i18n/LocalStrings_de.properties</text:p>
      <text:p text:style-name="P1"><text:span text:style-name="T3">map.share.invitation.mail.body= </text:span><text:span text:style-name="T8">{1}</text:span><text:span text:style-name="T3"> </text:span>hat<text:span text:style-name="T3"> </text:span>Sie<text:span text:style-name="T3"> </text:span>eingeladen,<text:span text:style-name="T3"> </text:span>ihre/seine<text:span text:style-name="T3"> </text:span>Portfoliomappe<text:span text:style-name="T3"> </text:span>zu<text:span text:style-name="T3"> </text:span>betrachten.<text:span text:style-name="T3"> </text:span>Klicken<text:span text:style-name="T3"> </text:span>Sie<text:span text:style-name="T3"> </text:span>auf<text:span text:style-name="T3"> </text:span>die<text:span text:style-name="T3"> </text:span>Portfoliomappe<text:span text:style-name="T3"> </text:span>"<text:span text:style-name="T8">{0}</text:span>",<text:span text:style-name="T3"> </text:span>um<text:span text:style-name="T3"> </text:span>die<text:span text:style-name="T3"> </text:span>Mappe<text:span text:style-name="T3"> </text:span>anzusehen.<text:span text:style-name="T3"> </text:span>\n\n<text:span text:style-name="T3"> </text:span>Freundliche<text:span text:style-name="T3"> </text:span>Grüsse<text:span text:style-name="T3"> </text:span>\n<text:span text:style-name="T3"> </text:span>Ihr<text:span text:style-name="T3"> </text:span>OLAT-Team</text:p>
      <text:p text:style-name="P1"/>
      <text:p text:style-name="P1"/>
      <text:p text:style-name="P1"/>
      <text:p text:style-name="P3"/>
      <text:p text:style-name="P17">Übersetzungen für das Benutzerhandbuch</text:p>
      <text:p text:style-name="P14"/>
      <text:p text:style-name="P14">Kapitel 1.1. Über dieses Handbuch, S.3</text:p>
      <text:p text:style-name="P18"><text:span text:style-name="T10">&lt;paragraph&gt;</text:span><text:span text:style-name="T3">Falls Sie schon OLAT-Experte sind, dient Ihnen dieses Handbuch als Nachschlagewerk. Orientieren Sie sich am Inhaltsverzeichnis oder am Stichwortverzeichnis, um möglichst schnell an die gewünschte Stelle zu gelangen. </text:span><text:span text:style-name="T10">&lt;/paragraph&gt;</text:span></text:p>
      <text:p text:style-name="P14"> </text:p>
      <text:p text:style-name="P14">Kapitel 1.3.1, S.4</text:p>
      <text:p text:style-name="P16"><text:span text:style-name="T10">&lt;clarify</text:span><text:span text:style-name="T12"> </text:span><text:span text:style-name="T12">title</text:span><text:span text:style-name="T13">=</text:span><text:span text:style-name="T14">"Informationen und Dokumente auf der OLAT-Webseite"</text:span><text:span text:style-name="T10">&gt;</text:span></text:p>
      <text:p text:style-name="P16"><text:span text:style-name="T10">&lt;paragraph&gt;</text:span><text:span text:style-name="T3">Auf der Webseite http://olat.org/documentation finden Sie Informationen zu OLAT, die Benutzerhandbücher und Antworten auf häufig gestellte Fragen (FAQ).</text:span></text:p>
      <text:p text:style-name="P14">&lt;/paragraph&gt;</text:p>
      <text:p text:style-name="P14">&lt;/clarify&gt;</text:p>
      <text:p text:style-name="P14"> </text:p>
      <text:p text:style-name="P16"><text:span text:style-name="T10">&lt;paragraph&gt;</text:span><text:span text:style-name="T3">Auf der Webseite http://olat.org/documentation finden Sie Informationen zu OLAT und die Benutzerhandbücher.</text:span></text:p>
      <text:p text:style-name="P14">&lt;/paragraph&gt;</text:p>
      <text:p text:style-name="P14"> </text:p>
      <text:p text:style-name="P14">Kapitel 1.3.2, S.4</text:p>
      <text:p text:style-name="P16"><text:span text:style-name="T10">&lt;clarify</text:span><text:span text:style-name="T12"> </text:span><text:span text:style-name="T12">title</text:span><text:span text:style-name="T13">=</text:span><text:span text:style-name="T14">"Kursvorlagen und Demokurse"</text:span><text:span text:style-name="T10">&gt;</text:span></text:p>
      <text:p text:style-name="P16"><text:span text:style-name="T10">&lt;paragraph&gt;</text:span><text:span text:style-name="T3">Im Tab "Lernressourcen" finden Sie im Katalog </text:span></text:p>
      <text:p text:style-name="P16"><text:span text:style-name="T10">&lt;indexItem&gt;</text:span><text:span text:style-name="T3">Demokurse</text:span><text:span text:style-name="T10">&lt;/indexItem&gt;</text:span><text:span text:style-name="T3"> </text:span><text:span text:style-name="T3">und </text:span><text:span text:style-name="T10">&lt;indexItem&gt;</text:span><text:span text:style-name="T3">Kursvorlagen</text:span><text:span text:style-name="T10">&lt;/indexItem&gt;</text:span><text:span text:style-name="T3">,</text:span> <text:span text:style-name="T3">die Ihnen den Einstieg als OLAT-Autor erleichtern und Ihnen zeigen, wie gewisse</text:span> <text:span text:style-name="T3">Kursbausteine eingesetzt werden können. Kursvorlagen sind zum Kopieren gedacht.</text:span></text:p>
      <text:p text:style-name="P16"><text:span text:style-name="T3">Auf der Einstiegsseite der jeweiligen Kursvorlage ist beschrieben, welche</text:span> <text:span text:style-name="T3">Konfigurationen Sie an der Kopie vornehmen müssen, damit Sie den Kurs</text:span> <text:span text:style-name="T3">freischalten können. Es gibt eine grosse und eine kleine Kursvorlage. Demokurse</text:span> <text:span text:style-name="T3">dienen als Anschauungsmaterial. Machen Sie sich dort mit den OLAT-Kursbausteinen</text:span> <text:span text:style-name="T3">vertraut und testen Sie Kursbausteine wie beispielsweise das Wiki. Kursvorlagen</text:span> <text:span text:style-name="T3">und Demokurse gibt es in deutscher und englischer Sprache. </text:span></text:p>
      <text:p text:style-name="P16"><text:span text:style-name="T10">&lt;/paragraph&gt;</text:span> <text:span text:style-name="T10">&lt;/clarify&gt;</text:span></text:p>
      <text:p text:style-name="P16"> </text:p>
      <text:p text:style-name="P14">Kapitel 3, S. 7</text:p>
      <text:p text:style-name="P14"/>
      <text:p text:style-name="P16"><text:span text:style-name="T10">&lt;unit</text:span><text:span text:style-name="T12"> </text:span><text:span text:style-name="T12">label</text:span><text:span text:style-name="T13">=</text:span><text:span text:style-name="T14">"registrierung"</text:span><text:span text:style-name="T12"> </text:span><text:span text:style-name="T12">title</text:span><text:span text:style-name="T13">=</text:span><text:span text:style-name="T14">"Registrieren, An- und Abmelden"</text:span><text:span text:style-name="T10">&gt;</text:span></text:p>
      <text:p text:style-name="P16"><text:span text:style-name="T10">&lt;entry&gt;&lt;toc</text:span><text:span text:style-name="T12"> </text:span><text:span text:style-name="T12">scope</text:span><text:span text:style-name="T13">=</text:span><text:span text:style-name="T14">"unit"</text:span><text:span text:style-name="T10">/&gt;</text:span></text:p>
      <text:p text:style-name="P16"><text:span text:style-name="T10">&lt;paragraph&gt;</text:span><text:span text:style-name="T3">In diesem Kapitel erfahren Sie, wie Sie sich bei OLAT registrieren können, welche Information über die Startseite angeboten wird und wie das Abmelden</text:span> <text:span text:style-name="T3">funktioniert. </text:span><text:span text:style-name="T10">&lt;/paragraph&gt;</text:span></text:p>
      <text:p text:style-name="P14"><text:soft-page-break/>&lt;/entry&gt;</text:p>
      <text:p text:style-name="P14"> </text:p>
      <text:p text:style-name="P14">Kapitel 3.2, S. 7</text:p>
      <text:p text:style-name="P16"><text:span text:style-name="T10">&lt;learningObject</text:span><text:span text:style-name="T12"> </text:span><text:span text:style-name="T12">label</text:span><text:span text:style-name="T13">=</text:span><text:span text:style-name="T14">"login"</text:span><text:span text:style-name="T12"> </text:span><text:span text:style-name="T12">title</text:span><text:span text:style-name="T13">=</text:span><text:span text:style-name="T14">"Startseite"</text:span><text:span text:style-name="T10">&gt;</text:span></text:p>
      <text:p text:style-name="P16"><text:span text:style-name="T10">&lt;clarify&gt;</text:span></text:p>
      <text:p text:style-name="P16"><text:span text:style-name="T10">&lt;paragraph</text:span><text:span text:style-name="T12"> </text:span><text:span text:style-name="T10">&gt;</text:span><text:span text:style-name="T3">Um sich später in OLAT anzumelden, verwenden Sie die OLAT-Startseite und die Zugangsdaten Ihrer Universität.</text:span> <text:span text:style-name="T3">Wenn Sie Ihr Passwort nicht mehr zu Hand haben, wenden Sie sich an die zuständige</text:span> <text:span text:style-name="T3">Beratungsstelle. </text:span></text:p>
      <text:p text:style-name="P16"><text:span text:style-name="T10">&lt;/paragraph&gt;</text:span><text:span text:style-name="T3">  </text:span></text:p>
      <text:p text:style-name="P16"> </text:p>
      <text:p text:style-name="P16"><text:span text:style-name="T10">&lt;paragraph</text:span><text:span text:style-name="T12"> </text:span><text:span text:style-name="T10">&gt;</text:span><text:span text:style-name="T3">Die Startseite stellt Ihnen eine Reihe von Funktionalitäten</text:span> <text:span text:style-name="T3">und Informationen (Gastzugang, Browsercheck, Barrierefreiheit) bereit, die auch</text:span> <text:span text:style-name="T3">ohne Anmeldung genutzt werden können.</text:span><text:span text:style-name="T10">&lt;/paragraph&gt;</text:span></text:p>
      <text:p text:style-name="P13"> </text:p>
      <text:p text:style-name="P14">Kapitel 3.2.2 Browsercheck, S. 7</text:p>
      <text:p text:style-name="P16"><text:span text:style-name="T10">&lt;paragraph&gt;</text:span><text:span text:style-name="T3">Falls Sie einen anderen Browser verwenden möchten, können Sie mit dem</text:span> <text:span text:style-name="T10">&lt;indexItem</text:span><text:span text:style-name="T12"> affiliatedTo</text:span><text:span text:style-name="T13">=</text:span><text:span text:style-name="T14">"Browsercheck"</text:span><text:span text:style-name="T10">&gt;</text:span><text:span text:style-name="T3">Browsercheck</text:span><text:span text:style-name="T10">&lt;/indexItem&gt;</text:span><text:span text:style-name="T3"> testen, ob</text:span></text:p>
      <text:p text:style-name="P15">Ihr Browser geeignet ist und welche OLAT-Funktionen verfügbar sind.</text:p>
      <text:p text:style-name="P14">&lt;/paragraph&gt;</text:p>
      <text:p text:style-name="P13"> </text:p>
      <text:p text:style-name="P14">Kapitel 3.3., S.8</text:p>
      <text:p text:style-name="P13"> </text:p>
      <text:p text:style-name="P16"><text:span text:style-name="T10">&lt;learningObject</text:span><text:span text:style-name="T12"> </text:span><text:span text:style-name="T12">title</text:span><text:span text:style-name="T13">=</text:span><text:span text:style-name="T14">"Sitzungen und Abmelden"</text:span><text:span text:style-name="T10">&gt;</text:span></text:p>
      <text:p text:style-name="P16"><text:span text:style-name="T10">&lt;clarify&gt;</text:span></text:p>
      <text:p text:style-name="P16"><text:span text:style-name="T10">&lt;paragraph&gt;</text:span><text:span text:style-name="T3"> </text:span></text:p>
      <text:p text:style-name="P16"><text:span text:style-name="T3">Wenn Sie sich in OLAT anmelden, wird eine sogenannte </text:span><text:span text:style-name="T10">&lt;indexItem</text:span><text:span text:style-name="T12"> </text:span><text:span text:style-name="T12">affiliatedTo</text:span><text:span text:style-name="T13">=</text:span><text:span text:style-name="T14">"Session"</text:span><text:span text:style-name="T10">&gt;</text:span><text:span text:style-name="T3">Sitzung </text:span><text:span text:style-name="T10">&lt;/indexItem&gt;</text:span><text:span text:style-name="T3">(englisch </text:span><text:span text:style-name="T10">&lt;indexItem&gt;</text:span><text:span text:style-name="T3">Session</text:span><text:span text:style-name="T10">&lt;/indexItem&gt;</text:span><text:span text:style-name="T3">) gestartet. Der Systemadministrator kann die Dauer einer Sitzung beliebig festlegen. Bei jedem Klick (beispielsweise Aufrufen einer Frage in einem Test) beginnt die Sitzung von neuem und Sie können daher beliebig lang in OLAT arbeiten. </text:span></text:p>
      <text:p text:style-name="P15">Wenn Sie während der festgelegten Sitzungsdauer aber keinen Klick in OLAT machen, wird ihre Sitzung beendet und alle nicht gespeicherten Daten gehen dabei verloren. Speichern Sie deshalb Ihre Arbeit regelmässig. </text:p>
      <text:p text:style-name="P15">Sie können Ihre Sitzung auch selbst beenden, indem Sie sich abmelden. Wenn Sie sich nicht abmelden, sondern das Browserfenster schliessen, läuft Ihre Sitzung weiter. </text:p>
      <text:p text:style-name="P14">&lt;/paragraph&gt;</text:p>
      <text:p text:style-name="P16"><text:span text:style-name="T10">&lt;paragraph</text:span><text:span text:style-name="T12"> </text:span><text:span text:style-name="T12">icon</text:span><text:span text:style-name="T13">=</text:span><text:span text:style-name="T14">"warning"</text:span><text:span text:style-name="T10">&gt;</text:span><text:span text:style-name="T3">Wenn Sie OLAT in öffentlichen Arbeitsplätzen verwenden, ist es wichtig, dass Sie sich nach der Arbeit mit OLAT abmelden und nicht nur das Browserfenster schliessen. Solange Ihre Sitzung läuft, könnte auf demselben Rechner eine andere Person mit Ihren Daten in OLAT arbeiten.</text:span></text:p>
      <text:p text:style-name="P14">&lt;/paragraph&gt;</text:p>
      <text:p text:style-name="P16"><text:span text:style-name="T10">&lt;/clarify&gt;</text:span></text:p>
      <text:p text:style-name="P16"><text:span text:style-name="T10">&lt;/learningObject&gt;</text:span></text:p>
      <text:p text:style-name="P14"> </text:p>
      <text:p text:style-name="P14">Kapitel 4, S.9</text:p>
      <text:p text:style-name="P14"> </text:p>
      <text:p text:style-name="P16"><text:span text:style-name="T10">&lt;multimedia</text:span><text:span text:style-name="T12"> </text:span><text:span text:style-name="T12">type</text:span><text:span text:style-name="T13">=</text:span><text:span text:style-name="T14">"png"</text:span><text:span text:style-name="T12"> </text:span><text:span text:style-name="T12">width</text:span><text:span text:style-name="T13">=</text:span><text:span text:style-name="T14">"50"</text:span><text:span text:style-name="T12"> </text:span><text:span text:style-name="T12">height</text:span><text:span text:style-name="T13">=</text:span><text:span text:style-name="T14">"50"</text:span><text:span text:style-name="T12"> </text:span><text:span text:style-name="T12">src</text:span><text:span text:style-name="T13">=</text:span><text:span text:style-name="T14">"../image/icons/home.png"</text:span><text:span text:style-name="T10">/&gt;</text:span></text:p>
      <text:p text:style-name="P16"><text:span text:style-name="T10">&lt;paragraph&gt;</text:span><text:span text:style-name="T3">Nach dem Anmelden gelangen Sie auf das </text:span><text:span text:style-name="T10">&lt;indexItem&gt;</text:span><text:span text:style-name="T3">Home</text:span><text:span text:style-name="T10">&lt;/indexItem&gt;</text:span><text:span text:style-name="T3">, Ihre</text:span></text:p>
      <text:p text:style-name="P16"><text:span text:style-name="T3">persönliche Startseite in OLAT. In diesem Kapitel erfahren Sie, wie Sie das Home individuell anpassen </text:span><text:soft-page-break/><text:span text:style-name="T3">können und wie Sie weitere Funktionen wie Volltextsuche und Chat nutzen können.</text:span><text:span text:style-name="T10">&lt;/paragraph&gt;</text:span></text:p>
      <text:p text:style-name="P13"> </text:p>
      <text:p text:style-name="P16"><text:span text:style-name="T10">&lt;paragraph&gt;</text:span><text:span text:style-name="T3">Unter „Instant-Messaging“ legen Sie die Einstellungen für die</text:span> <text:span text:style-name="T10">&lt;indexItem&gt;</text:span><text:span text:style-name="T3">Chat</text:span><text:span text:style-name="T10">&lt;/indexItem&gt;</text:span><text:span text:style-name="T3">-Funktion fest, z.B. Ihren Status nach dem Anmelden.</text:span><text:span text:style-name="T10">&lt;/paragraph&gt;</text:span></text:p>
      <text:p text:style-name="P13"> </text:p>
      <text:p text:style-name="P14">Kapitel 4.1.10, S. 12</text:p>
      <text:p text:style-name="P13"> </text:p>
      <text:p text:style-name="P16"><text:span text:style-name="T10">&lt;paragraph&gt;</text:span><text:span text:style-name="T3">Für die letztgenannte Möglichkeit verwenden Sie die Freigabe-Einladung. Hierbei erhalten die Personen eine E-Mail mit einem Link zu Ihrer Sammelmappe. Bei Bedarf können Sie den Zugriff auf die Sammelmappe auch zeitlich einschränken.</text:span></text:p>
      <text:p text:style-name="P16"><text:span text:style-name="T10">&lt;/paragraph&gt;</text:span></text:p>
      <text:p text:style-name="P13"> </text:p>
      <text:p text:style-name="P14">Kapitel 5.2.8, S.17</text:p>
      <text:p text:style-name="P16"><text:span text:style-name="T10">&lt;paragraph</text:span><text:span text:style-name="T12"> </text:span><text:span text:style-name="T12">icon</text:span><text:span text:style-name="T13">=</text:span><text:span text:style-name="T14">"hint"</text:span><text:span text:style-name="T10">&gt;</text:span><text:span text:style-name="T3">Das (mehrfache) Kopieren von Lerngruppen erspart</text:span> <text:span text:style-name="T3">Ihnen die Konfiguration der kollaborativen Werkzeuge, wenn diese in allen</text:span> <text:span text:style-name="T3">Gruppen identisch sein soll.</text:span><text:span text:style-name="T10">&lt;/paragraph&gt;</text:span></text:p>
      <text:p text:style-name="P13"> </text:p>
      <text:p text:style-name="P14">Kapitel 7.1.2, S. 27</text:p>
      <text:p text:style-name="P16"><text:span text:style-name="T10">&lt;paragraph</text:span><text:span text:style-name="T12"> title</text:span><text:span text:style-name="T13">=</text:span><text:span text:style-name="T14">"Benachrichtigungen zum Forum bestellen"</text:span><text:span text:style-name="T10">&gt;</text:span><text:span text:style-name="T3">Um bei neuen Forumsbeiträgen benachrichtigt zu werden, wählen Sie in der Übersicht der Diskussionsthemen „</text:span><text:span text:style-name="T10">&lt;indexItem&gt;</text:span><text:span text:style-name="T3">Benachrichtigungen bestellen</text:span><text:span text:style-name="T10">&lt;/indexItem&gt;</text:span><text:span text:style-name="T3">“. Änderungen erfahren Sie per E-Mail oder im Home unter „Meine Benachrichtigungen“. </text:span><text:span text:style-name="T10">&lt;/paragraph&gt;</text:span></text:p>
      <text:p text:style-name="P13"> </text:p>
      <text:p text:style-name="P14">Kapitel 7.1.7 Wiki, S. 29</text:p>
      <text:p text:style-name="P16"><text:span text:style-name="T10">&lt;paragraph</text:span><text:span text:style-name="T12"> </text:span><text:span text:style-name="T12">title</text:span><text:span text:style-name="T13">=</text:span><text:span text:style-name="T14">"Versionen betrachten"</text:span><text:span text:style-name="T12"> </text:span><text:span text:style-name="T12">cssClass</text:span><text:span text:style-name="T13">=</text:span><text:span text:style-name="T14">"newline"</text:span><text:span text:style-name="T10">&gt;</text:span></text:p>
      <text:p text:style-name="P15">Über die Schaltfläche „Versionen anzeigen“ können Sie für jede Seite nachvollziehen, welcher OLAT-Benutzer wann welche Änderungen vorgenommen hat.</text:p>
      <text:p text:style-name="P15"/>
      <text:p text:style-name="P15">Kapitel 7.1.11 Bewertung, S. 30</text:p>
      <text:p text:style-name="P16"><text:span text:style-name="T10">&lt;paragraph&gt;</text:span><text:span text:style-name="T3">Die </text:span><text:span text:style-name="T10">&lt;indexItem</text:span><text:span text:style-name="T12"> affiliatedTo</text:span><text:span text:style-name="T13">=</text:span><text:span text:style-name="T14">"Bewertung (Kursbaustein)"</text:span><text:span text:style-name="T10">&gt;</text:span><text:span text:style-name="T3">Bewertung</text:span><text:span text:style-name="T10">&lt;/indexItem&gt;</text:span><text:span text:style-name="T3"> eignet sich, um Leistungen zu bewerten, welche nicht</text:span> <text:span text:style-name="T3">elektronisch abgegeben werden. Der Kursautor oder</text:span> <text:span text:style-name="T10">&lt;indexItem&gt;</text:span><text:span text:style-name="T3">Betreuer</text:span><text:span text:style-name="T10">&lt;/indexItem&gt;</text:span><text:span text:style-name="T3"> wird beispielsweise Ihr Referat mit</text:span> <text:span text:style-name="T3">bestanden/nicht bestanden, mit Punkten oder mit einem individuellen Kommentar</text:span> <text:span text:style-name="T3">bewerten. Sie werden per E-Mail benachrichtigt, wenn Sie eine neue Bewertung erhalten.</text:span><text:span text:style-name="T10">&lt;/paragraph&gt;</text:span></text:p>
      <text:p text:style-name="P14"/>
      <text:p text:style-name="P14">Kapitel 7.1.12 Aufgabe, S.30</text:p>
      <text:p text:style-name="P16"><text:span text:style-name="T10">&lt;paragraph&gt;</text:span><text:span text:style-name="T3">Über den Kursbaustein „Aufgabe“ werden Übungsaufgaben gestellt, die Sie</text:span> <text:span text:style-name="T3">elektronisch abgeben können und die von einem </text:span><text:span text:style-name="T10">&lt;indexItem&gt;</text:span><text:span text:style-name="T3">Betreuer</text:span><text:span text:style-name="T10">&lt;/indexItem&gt;</text:span> <text:span text:style-name="T3">bewertet werden. Sie werden per E-Mail benachrichtigt, wenn Sie eine neue Bewertung erhalten. Möglicherweise sehen Sie nicht alle der unten erwähnten Abschnitte, da nicht alle Funktionen für Ihre </text:span><text:span text:style-name="T10">&lt;indexItem </text:span><text:span text:style-name="T12">affiliatedTo</text:span><text:span text:style-name="T13">=</text:span><text:span text:style-name="T14">"Aufgabe (Kursbaustein)"</text:span><text:span text:style-name="T10">&gt;</text:span><text:span text:style-name="T3">Aufgabe</text:span><text:span text:style-name="T10">&lt;/indexItem&gt;</text:span><text:span text:style-name="T3"> verwendet werden. </text:span><text:span text:style-name="T10">&lt;/paragraph&gt;</text:span></text:p>
      <text:p text:style-name="P13"/>
      <text:p text:style-name="P14">Kapitel 9.3.16, S. 66</text:p>
      <text:p text:style-name="P16"><text:span text:style-name="T10">&lt;paragraph</text:span><text:span text:style-name="T12"> icon</text:span><text:span text:style-name="T13">=</text:span><text:span text:style-name="T14">"info"</text:span><text:span text:style-name="T10">&gt;</text:span><text:span text:style-name="T3">Wenn Sie den eingebundenen Test austauschen möchten, klicken</text:span> <text:span text:style-name="T3">Sie im Tab „Test-Konfiguration“ auf „Austauschen“ und wählen Sie den neuen Test.</text:span> <text:span text:style-name="T3">Falls bereits Testresultate von Kursteilnehmern vorhanden sind, können Sie diese</text:span> <text:span text:style-name="T3">im persönlichen Ordner herunterladen. </text:span><text:span text:style-name="T10">&lt;/paragraph&gt;</text:span></text:p>
      <text:p text:style-name="P14"/>
      <text:p text:style-name="P14">Kapitel 9.3.17, S. 66</text:p>
      <text:p text:style-name="P16"><text:span text:style-name="T10">&lt;paragraph</text:span><text:span text:style-name="T12"> icon</text:span><text:span text:style-name="T13">=</text:span><text:span text:style-name="T14">"info"</text:span><text:span text:style-name="T10">&gt;</text:span><text:span text:style-name="T3">Wenn Sie den eingebundenen Test austauschen möchten, klicken</text:span> <text:span text:style-name="T3">Sie im Tab </text:span><text:soft-page-break/><text:span text:style-name="T3">„Selbsttest-Konfiguration“ auf „Austauschen“ und wählen Sie den neuen</text:span> <text:span text:style-name="T3">Test. Falls bereits Testresultate von Kursteilnehmern vorhanden sind, können Sie diese im persönlichen Ordner herunterladen. </text:span><text:span text:style-name="T10">&lt;/paragraph&gt;</text:span></text:p>
      <text:p text:style-name="P14"/>
      <text:p text:style-name="P14">Kapitel 18.1.2, S. 99</text:p>
      <text:p text:style-name="P16"><text:span text:style-name="T10">&lt;paragraph</text:span><text:span text:style-name="T12"> </text:span><text:span text:style-name="T12">icon</text:span><text:span text:style-name="T13">=</text:span><text:span text:style-name="T14">"hint"</text:span><text:span text:style-name="T10">&gt;</text:span><text:span text:style-name="T3">Wenn Sie einem Test beispielsweise eine neue Frage hinzufügen</text:span> <text:span text:style-name="T3">möchten oder fälschlicherweise eine Antwort als korrekt markiert wurde, kopieren</text:span> <text:span text:style-name="T3">Sie den Test in den Lernressourcen und speichern ihn. Wechseln Sie im Kurseditor</text:span> <text:span text:style-name="T3">im Test-Kursbaustein die Datei aus und binden Sie die neue Testdatei ein. Wenn bereits Resultate eingegangen sind, werden diese in Ihrem persönlichen Ordner</text:span> <text:span text:style-name="T3">archiviert. Diejenigen Kursteilnehmer, die den Test bereits absolviert haben, werden per E-Mail über die Änderung informiert. Nun</text:span> <text:span text:style-name="T3">können Sie die neue Testdatei editieren.</text:span><text:span text:style-name="T10">&lt;/paragraph&gt;</text:span></text:p>
      <text:p text:style-name="P14"> </text:p>
      <text:p text:style-name="P14">Kapitel 18.2.4, S. 101</text:p>
      <text:p text:style-name="P16"><text:span text:style-name="T10">&lt;clarify</text:span><text:span text:style-name="T12"> </text:span><text:span text:style-name="T12">label</text:span><text:span text:style-name="T13">=</text:span><text:span text:style-name="T14">"bewertungswerkzeug"</text:span><text:span text:style-name="T12"> </text:span><text:span text:style-name="T12">title</text:span><text:span text:style-name="T13">=</text:span><text:span text:style-name="T14">"Bewertungswerkzeug"</text:span><text:span text:style-name="T10">&gt;</text:span></text:p>
      <text:p text:style-name="P16"><text:span text:style-name="T10">&lt;paragraph&gt;</text:span><text:span text:style-name="T3">Zur Bewertung der Kursbausteine „</text:span><text:span text:style-name="T10">&lt;indexItem</text:span></text:p>
      <text:p text:style-name="P16"><text:span text:style-name="T12">affiliatedTo</text:span><text:span text:style-name="T13">=</text:span><text:span text:style-name="T14">"Aufgabe (Kursbaustein)"</text:span><text:span text:style-name="T10">&gt;</text:span><text:span text:style-name="T3">Aufgabe</text:span><text:span text:style-name="T10">&lt;/indexItem&gt;</text:span><text:span text:style-name="T3">“</text:span><text:span text:style-name="T3">, „Portfolioaufgabe“ und „</text:span><text:span text:style-name="T10">&lt;indexItem</text:span> <text:span text:style-name="T12">affiliatedTo</text:span><text:span text:style-name="T13">=</text:span><text:span text:style-name="T14">"Bewertung (Kursbaustein)"</text:span><text:span text:style-name="T10">&gt;</text:span><text:span text:style-name="T3">Bewertung</text:span><text:span text:style-name="T10">&lt;/indexItem&gt;</text:span><text:span text:style-name="T3">“ und zur</text:span> <text:span text:style-name="T3">manuellen Bewertung von Tests verwenden Sie das</text:span> <text:span text:style-name="T10">&lt;indexItem&gt;</text:span><text:span text:style-name="T3">Bewertungswerkzeug</text:span><text:span text:style-name="T10">&lt;/indexItem&gt;</text:span><text:span text:style-name="T3">. </text:span><text:span text:style-name="T10">&lt;/paragraph&gt;</text:span></text:p>
      <text:p text:style-name="P16"><text:span text:style-name="T10">&lt;paragraph</text:span><text:span text:style-name="T12"> </text:span><text:span text:style-name="T12">icon</text:span><text:span text:style-name="T13">=</text:span><text:span text:style-name="T14">"hint"</text:span><text:span text:style-name="T10">&gt;</text:span><text:span text:style-name="T3">Im Kurseditor können Sie einstellen, ob Sie über abgegebene Aufgaben und eingegangene Testresultate per E-Mail benachrichtigt werden wollen.</text:span><text:span text:style-name="T10">&lt;/paragraph&gt;</text:span></text:p>
      <text:p text:style-name="P14"> </text:p>
      <text:p text:style-name="P14">Kapitel 18.2.4, S. 101</text:p>
      <text:p text:style-name="P16"><text:span text:style-name="T10">&lt;paragraph</text:span><text:span text:style-name="T12"> icon</text:span><text:span text:style-name="T13">=</text:span><text:span text:style-name="T14">"hint"</text:span><text:span text:style-name="T10">&gt;</text:span><text:span text:style-name="T3">Wenn Sie eine Bewertung vornehmen, werden die betroffenen Benutzer per E-Mail über die neu erhaltene Bewertung informiert.</text:span><text:span text:style-name="T10">&lt;/paragraph&gt;</text:span></text:p>
      <text:p text:style-name="P14"> </text:p>
      <text:p text:style-name="P14">Kapitel 6.1.7, S. 30</text:p>
      <text:p text:style-name="P16"><text:span text:style-name="T10">&lt;paragraph&gt;</text:span><text:span text:style-name="T3">Eine </text:span><text:span text:style-name="T10">&lt;indexItem&gt;</text:span><text:span text:style-name="T3">Portfolioaufgabe</text:span><text:span text:style-name="T10">&lt;/indexItem&gt;</text:span><text:span text:style-name="T3"> dient zur gezielten Dokumentation von Lernergebnissen und Lernprozessen der Lernenden. Kursteilnehmer können die Portfolioaufgabe lösen und erhalten eine Bewertung für die eingereichten Lösungen. Über erfolgte Bewertungen werden die Kursteilnehmer per E-Mail benachrichtigt.</text:span><text:span text:style-name="T10">&lt;/paragraph&gt;</text:span></text:p>
      <text:p text:style-name="P14"> </text:p>
      <text:p text:style-name="P14">Kapitel 7.1.12, S. 45</text:p>
      <text:p text:style-name="P16"><text:span text:style-name="T3">  </text:span><text:span text:style-name="T10">&lt;paragraph</text:span><text:span text:style-name="T12"> </text:span><text:span text:style-name="T12">title</text:span><text:span text:style-name="T13">=</text:span><text:span text:style-name="T14">"Bewertung vom Betreuer lesen"</text:span><text:span text:style-name="T10">&gt;</text:span><text:span text:style-name="T3">Sie werden per E-Mail informiert, wenn Ihr Betreuer Sie bewertet hat. Die Bewertung kann verschieden</text:span> <text:span text:style-name="T3">aussehen. Sie können mit bestanden/nicht bestanden, mit Punkten oder mit einem</text:span> <text:span text:style-name="T3">individuellen Kommentar bewertet werden. </text:span><text:span text:style-name="T10">&lt;/paragraph&gt;</text:span></text:p>
      <text:p text:style-name="P14"> </text:p>
      <text:p text:style-name="P14">Kapitel 9.3.18, S. 50</text:p>
      <text:p text:style-name="P16"><text:span text:style-name="T3">  </text:span><text:span text:style-name="T10">&lt;paragraph</text:span><text:span text:style-name="T12"> icon</text:span><text:span text:style-name="T13">=</text:span><text:span text:style-name="T14">"info"</text:span><text:span text:style-name="T10">&gt;</text:span><text:span text:style-name="T3">Wenn Sie den eingebundenen Fragebogen austauschen möchten, klicken Sie im Tab „Fragebogen-Konfiguration“ auf „Austauschen“ und wählen Sie den neuen Fragebogen. Falls bereits Fragebogenresultate von Kursteilnehmern vorhanden sind, können Sie diese im persönlichen Ordner herunterladen. </text:span><text:span text:style-name="T10">&lt;/paragraph&gt;</text:span></text:p>
      <text:p text:style-name="P14"> </text:p>
      <text:p text:style-name="P14">Kapitel 13.1, S. 63</text:p>
      <text:p text:style-name="P16"><text:span text:style-name="T10">&gt;</text:span><text:span text:style-name="T3">Blog</text:span><text:span text:style-name="T10">&lt;/indexItem&gt;</text:span><text:span text:style-name="T3">“ setzt sich aus „World Wide Web“ und „Log“ für Logbuch</text:span> <text:span text:style-name="T3">zusammen. Blogs werden häufig als Online-Journal für fachbezogene oder</text:span> <text:span text:style-name="T3">persönliche Information eingesetzt. Mit einem Blog können Sie Ihren</text:span> <text:span text:style-name="T3">Kursteilnehmern Inhalte als Text, Bild oder Video schnell und einfach zur</text:span> <text:span text:style-name="T3">Verfügung stellen. Die Einträge werden zeitlich sortiert angezeigt, die neuesten</text:span> <text:span text:style-name="T3">Meldungen erscheinen immer oben. Kursteilnehmer können Benachrichtigungen zu Blogs bestellen, Einträge bewerten und Kommentare dazu verfassen. </text:span><text:span text:style-name="T10">&lt;/paragraph&gt;</text:span></text:p>
      <text:p text:style-name="P14"/>
      <text:p text:style-name="P14"><text:soft-page-break/>Kapitel 14.3, S. 67</text:p>
      <text:p text:style-name="P16"><text:span text:style-name="T3"><text:s/></text:span><text:span text:style-name="T10">&lt;paragraph</text:span><text:span text:style-name="T12"> icon</text:span><text:span text:style-name="T13">=</text:span><text:span text:style-name="T14">"hint"</text:span><text:span text:style-name="T10">&gt;</text:span><text:span text:style-name="T3"> </text:span></text:p>
      <text:p text:style-name="P15">Als Kursbesitzer können Sie im Kurseditor einstellen, ob Sie und die Gruppenbetreuer ein E-Mail erhalten wollen, wenn ein Kursteilnehmer eine Aufgabe hochlädt. Wenn Sie die Kursteilnehmer bewerten, werden diese per E-Mail informiert.</text:p>
      <text:p text:style-name="P16"><text:span text:style-name="T10">&lt;/paragraph&gt;</text:span></text:p>
      <text:p text:style-name="P14"/>
      <text:p text:style-name="P14">Kapitel 15.3, S. 71</text:p>
      <text:p text:style-name="P16"><text:span text:style-name="T10">&lt;paragraph&gt;</text:span><text:span text:style-name="T3">Die Portfolioaufgabe ist nun im Kurs eingebunden. Kursteilnehmer können die Aufgabe abholen und Artefakte in die Mappe einbinden. Der Kursautor und die Betreuer können die abgegebenen Portfolioaufgaben der Kursteilnehmer über das Bewertungswerkzeug einsehen und bewerten. </text:span>Die Kursteilnehmer werden per E-Mail über neue Bewertungen informiert.<text:span text:style-name="T10">&lt;/paragraph&gt;</text:span></text:p>
      <text:p text:style-name="P1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Monaco1" svg:font-family="Monaco"/>
    <style:font-face style:name="Lucida Grande" svg:font-family="'Lucida Grande'"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20T11:11:05</meta:creation-date>
    <dc:date>2012-11-22T15:52:22</dc:date>
    <meta:editing-duration>PT10H19M10S</meta:editing-duration>
    <meta:editing-cycles>108</meta:editing-cycles>
    <meta:generator>OpenOffice.org/3.3$Unix OpenOffice.org_project/330m20$Build-9567</meta:generator>
    <meta:document-statistic meta:table-count="0" meta:image-count="0" meta:object-count="0" meta:page-count="7" meta:paragraph-count="163" meta:word-count="1672" meta:character-count="14777"/>
  </office:meta>
</office:document-meta>
</file>